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7f96"/>
    </style:style>
    <style:style style:name="P2" style:family="paragraph" style:parent-style-name="Standard">
      <style:text-properties officeooo:rsid="000f7f96" officeooo:paragraph-rsid="000f7f96"/>
    </style:style>
    <style:style style:name="P3" style:family="paragraph" style:parent-style-name="Standard">
      <style:text-properties officeooo:rsid="00123058" officeooo:paragraph-rsid="00123058"/>
    </style:style>
    <style:style style:name="P4" style:family="paragraph" style:parent-style-name="Standard">
      <style:text-properties officeooo:rsid="00133f10" officeooo:paragraph-rsid="00133f10"/>
    </style:style>
    <style:style style:name="P5" style:family="paragraph" style:parent-style-name="Standard">
      <style:text-properties officeooo:rsid="0013a493" officeooo:paragraph-rsid="0013a493"/>
    </style:style>
    <style:style style:name="P6" style:family="paragraph" style:parent-style-name="Standard">
      <style:text-properties officeooo:rsid="00146465" officeooo:paragraph-rsid="00146465"/>
    </style:style>
    <style:style style:name="P7" style:family="paragraph" style:parent-style-name="Standard">
      <style:text-properties officeooo:rsid="00146465" officeooo:paragraph-rsid="00169d9f"/>
    </style:style>
    <style:style style:name="T1" style:family="text">
      <style:text-properties officeooo:rsid="00133f10"/>
    </style:style>
    <style:style style:name="T2" style:family="text">
      <style:text-properties style:text-underline-style="solid" style:text-underline-width="auto" style:text-underline-color="font-color"/>
    </style:style>
    <style:style style:name="T3" style:family="text">
      <style:text-properties officeooo:rsid="001640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AMEN BD</text:p>
      <text:p text:style-name="P1"/>
      <text:p text:style-name="P1">1º</text:p>
      <text:p text:style-name="P2">Un disparador es una parte de codigo que se ejecuta cuando se quieren realizar algun tipo de operación, que comprueban que se realice la operación correctamente o que se actualicen otras tablas. Por ejemplo, para realizar una venta de una cantidad de articulos, tenemos que comprobar si tenemos objetos suficientes para hacer la venta, si no es asi saltaria un error.</text:p>
      <text:p text:style-name="P2"/>
      <text:p text:style-name="P6">2º</text:p>
      <text:p text:style-name="P7">DROP TRIGGER pacientesAU;<text:line-break/>DROP TRIGGER pacientesAD;<text:line-break/>DROP TRIGGER pacientesAI;<text:line-break/><text:line-break/>delimiter //<text:line-break/>CREATE TRIGGER pacientesAU AFTER UPDATE ON pacientes<text:line-break/>FOR EACH ROW<text:line-break/>BEGIN<text:line-break/><text:tab/>INSERT pacientes_aud (Id, NombreVello, IdMedicoVello, IdHabitacionVello, FechaIngresoVello, NombreNovo, <text:line-break/><text:tab/><text:tab/><text:tab/><text:tab/><text:tab/><text:tab/> <text:s/>IdMedicoNovo, IdHabitacionNovo, FechaIngresoNovo, AudData, AudUsr, AudOpe)<text:line-break/> <text:s text:c="3"/>VALUES (OLD.Id, OLD.Nombre, OLD.IdMedico, OLD.IdHabitacion, OLD.FechaIngreso, NEW.Nombre, NEW.IdMedico, NEW.IdHabitacion,<text:line-break/><text:tab/><text:tab/><text:tab/>NEW.FechaIngreso, current_timestamp(), current_user(), '<text:span text:style-name="T3">U</text:span>');<text:line-break/>END;</text:p>
      <text:p text:style-name="P7"><text:line-break/>CREATE TRIGGER pacientesAD AFTER DELETE ON pacientes<text:line-break/>FOR EACH ROW<text:line-break/>BEGIN<text:line-break/><text:tab/><text:tab/>INSERT pacientes_aud (Id, NombreVello, IdMedicoVello, IdHabitacionVello, FechaIngresoVello, NombreNovo, <text:line-break/><text:tab/><text:tab/><text:tab/><text:tab/><text:tab/><text:tab/> IdMedicoNovo, IdHabitacionNovo, FechaIngresoNovo, AudData, AudUsr, AudOpe)<text:line-break/> <text:s text:c="3"/>VALUES (OLD.Id, OLD.Nombre, OLD.IdMedico, OLD.IdHabitacion, OLD.FechaIngreso, NULL, NULL, NULL,<text:line-break/><text:tab/><text:tab/><text:tab/>NULL, current_timestamp(), current_user(), 'D');<text:line-break/>END;</text:p>
      <text:p text:style-name="P7"><text:line-break/>CREATE TRIGGER pacientesAI AFTER INSERT ON pacientes<text:line-break/>FOR EACH ROW<text:line-break/>BEGIN<text:line-break/><text:tab/><text:tab/>INSERT pacientes_aud (Id, NombreVello, IdMedicoVello, IdHabitacionVello, FechaIngresoVello, NombreNovo, <text:line-break/><text:tab/><text:tab/><text:tab/><text:tab/><text:tab/><text:tab/> <text:s/>IdMedicoNovo, IdHabitacionNovo, FechaIngresoNovo, AudData, AudUsr, AudOpe)<text:line-break/> <text:s text:c="3"/>VALUES (Id, NULL, NULL, NULL, NULL, NEW.Nombre, NEW.IdMedico, NEW.IdHabitacion,<text:line-break/><text:tab/><text:tab/><text:tab/>NEW.FechaIngreso, current_timestamp(), current_user(), 'I');<text:line-break/>END;<text:line-break/>//<text:line-break/>delimiter ;<text:line-break/><text:line-break/><text:soft-page-break/>select * from pacientes_aud;<text:line-break/>select * from pacientes;<text:line-break/><text:line-break/>INSERT pacientes (Id, Nombre, IdMedico, IdHabitacion, FechaIngreso)<text:line-break/>VALUES<text:tab/>(11, 'Manuel Paz', 1, 1, curdate());<text:line-break/><text:line-break/>UPDATE pacientes<text:line-break/>SET Nombre = 'Manolo'<text:line-break/>WHERE Id = 7;<text:line-break/><text:line-break/>DELETE FROM pacientes<text:line-break/>WHERE Id = 7;</text:p>
      <text:p text:style-name="P6"/>
      <text:p text:style-name="P6">3º<text:line-break/>SHOW TRIGGERS;<text:line-break/>SHOW CREATE TRIGGER pacientesAU;<text:line-break/>SHOW CREATE TRIGGER pacientesAD; <text:line-break/>SHOW CREATE TRIGGER pacientesAI;<text:line-break/></text:p>
      <text:p text:style-name="P2"/>
      <text:p text:style-name="P3">4º </text:p>
      <text:p text:style-name="P3">Un evento es una operación que se ejecutara de forma automoatica <text:span text:style-name="T1">en un momento previamente determinado. Normalmente se usan para realizar operaciones que no necesitan supervision y se realizan de manera periodica.</text:span></text:p>
      <text:p text:style-name="P3"/>
      <text:p text:style-name="P4">5º </text:p>
      <text:p text:style-name="P4">El siguiente evento se ejecutara todos los años el 2023-01-01 a las 00:00:00 y lo que hara sera aumentar el salario de los medicos en un 10%. Es decir esta operacio aumenta el salario en un 10% una vez al año.</text:p>
      <text:p text:style-name="P4"/>
      <text:p text:style-name="P6">6º</text:p>
      <text:p text:style-name="P6">ALTER EVENT evento<text:line-break/><text:tab/>ON SCHEDULE AT '2023-07-01 10:00:00';</text:p>
      <text:p text:style-name="P6"/>
      <text:p text:style-name="P6">7º</text:p>
      <text:p text:style-name="P6">ALTER EVENT evento<text:line-break/>DISABLE;</text:p>
      <text:p text:style-name="P6"/>
      <text:p text:style-name="P6"/>
      <text:p text:style-name="P6">8º</text:p>
      <text:p text:style-name="P6">SHOW EVENTS;<text:line-break/>SHOW CREATE EVENT even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08:10:00.581000000</meta:creation-date>
    <dc:date>2022-06-02T09:34:19.274000000</dc:date>
    <meta:editing-duration>PT1H3M55S</meta:editing-duration>
    <meta:editing-cycles>8</meta:editing-cycles>
    <meta:generator>LibreOffice/7.2.0.4$Windows_X86_64 LibreOffice_project/9a9c6381e3f7a62afc1329bd359cc48accb6435b</meta:generator>
    <meta:document-statistic meta:table-count="0" meta:image-count="0" meta:object-count="0" meta:page-count="2" meta:paragraph-count="18" meta:word-count="346" meta:character-count="2708" meta:non-whitespace-character-count="2316"/>
  </office:meta>
</office:document-meta>
</file>